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E00000036485B197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svg:stroke-color="#000000" draw:fill="none" draw:textarea-horizontal-align="left" draw:textarea-vertical-align="top" draw:auto-grow-height="false" fo:padding-top="0.025cm" fo:padding-bottom="0.025cm" fo:padding-left="0.025cm" fo:padding-right="0.025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cm" svg:stroke-color="#000000" draw:marker-start-width="0.203cm" draw:marker-end-width="0.203cm" draw:textarea-vertical-align="middle" fo:padding-top="0.125cm" fo:padding-bottom="0.125cm" fo:padding-left="0.25cm" fo:padding-right="0.25cm" draw:start-line-spacing-horizontal="1.016cm" draw:start-line-spacing-vertical="1.016cm" draw:end-line-spacing-horizontal="1.016cm" draw:end-line-spacing-vertical="1.0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dash" draw:stroke-dash="Ultrafine_20_Dashed" svg:stroke-width="0.102cm" svg:stroke-color="#0000ff" draw:marker-start-width="0.356cm" draw:marker-end-width="0.35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5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.3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1.204cm"/>
    </style:style>
    <style:style style:name="gr13" style:family="graphic" style:parent-style-name="standard">
      <style:graphic-properties svg:stroke-color="#000000" draw:marker-end="Arrow" draw:marker-end-width="0.305cm" draw:textarea-vertical-align="middle"/>
    </style:style>
    <style:style style:name="gr14" style:family="graphic" style:parent-style-name="standard">
      <style:graphic-properties svg:stroke-color="#000000" draw:fill="none" draw:textarea-horizontal-align="left" draw:textarea-vertical-align="top" draw:auto-grow-height="false" fo:padding-top="0.025cm" fo:padding-bottom="0.025cm" fo:padding-left="0.025cm" fo:padding-right="0.02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2cm" fo:min-width="1.204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padding-top="0.025cm" fo:padding-bottom="0.025cm" fo:padding-left="0.025cm" fo:padding-right="0.025cm" fo:wrap-option="wra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5cm" fo:min-width="1.204cm"/>
    </style:style>
    <style:style style:name="gr18" style:family="graphic" style:parent-style-name="objectwithoutfill">
      <style:graphic-properties draw:stroke="dash" draw:stroke-dash="Ultrafine_20_Dashed" svg:stroke-width="0.102cm" svg:stroke-color="#0000ff" draw:marker-start-width="0.356cm" draw:marker-end-width="0.356cm" draw:fill="none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1">
      <style:graphic-properties svg:stroke-color="#000000" draw:fill="none" draw:textarea-horizontal-align="left" draw:textarea-vertical-align="top" draw:auto-grow-height="false" fo:padding-top="0.025cm" fo:padding-bottom="0.025cm" fo:padding-left="0.025cm" fo:padding-right="0.025cm"/>
    </style:style>
    <style:style style:name="gr20" style:family="graphic" style:parent-style-name="standard">
      <style:graphic-properties svg:stroke-color="#000000" draw:fill="none" draw:textarea-horizontal-align="justify" draw:textarea-vertical-align="top" draw:auto-grow-height="false" fo:padding-top="0.025cm" fo:padding-bottom="0.025cm" fo:padding-left="0.025cm" fo:padding-right="0.02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padding-top="0.025cm" fo:padding-bottom="0.025cm" fo:padding-left="0.025cm" fo:padding-right="0.025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stroke="solid" draw:stroke-dash="Ultrafine_20_Dashed" svg:stroke-width="0cm" svg:stroke-color="#0000ff" draw:marker-start-width="0.203cm" draw:marker-end="" draw:marker-end-width="0.152cm" draw:fill="none" draw:textarea-vertical-align="middle" fo:padding-top="0.125cm" fo:padding-bottom="0.125cm" fo:padding-left="0.25cm" fo:padding-right="0.25cm"/>
    </style:style>
    <style:style style:name="gr24" style:family="graphic" style:parent-style-name="objectwithoutfill">
      <style:graphic-properties draw:stroke="dash" draw:stroke-dash="Ultrafine_20_Dashed" svg:stroke-width="0.102cm" svg:stroke-color="#0000ff" draw:marker-start-width="0.356cm" draw:marker-end="" draw:marker-end-width="0.305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Ultrafine_20_Dashed" svg:stroke-width="0cm" svg:stroke-color="#0000ff" draw:marker-start-width="0.203cm" draw:marker-end-width="0.203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313cm"/>
    </style:style>
    <style:style style:name="gr27" style:family="graphic" style:parent-style-name="standard">
      <style:graphic-properties draw:stroke="dash" draw:stroke-dash="Ultrafine_20_Dashed" svg:stroke-width="0.102cm" svg:stroke-color="#0000ff" draw:marker-start-width="0.356cm" draw:marker-end-width="0.356cm" draw:textarea-vertical-align="middle" fo:padding-top="0.176cm" fo:padding-bottom="0.176cm" fo:padding-left="0.301cm" fo:padding-right="0.301cm"/>
    </style:style>
    <style:style style:name="gr28" style:family="graphic" style:parent-style-name="objectwithoutfill">
      <style:graphic-properties draw:stroke="dash" draw:stroke-dash="Fine_20_Dashed" svg:stroke-width="0.102cm" svg:stroke-color="#ff0000" draw:marker-start-width="0.356cm" draw:marker-end="Arrow" draw:marker-end-width="0.356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dash" draw:stroke-dash="Fine_20_Dashed" svg:stroke-width="0.102cm" svg:stroke-color="#ff0000" draw:marker-start="Arrow" draw:marker-start-width="0.356cm" draw:marker-end="" draw:marker-end-width="0.356cm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stroke="dash" draw:stroke-dash="Fine_20_Dashed" svg:stroke-width="0.102cm" svg:stroke-color="#ff0000" draw:marker-start="" draw:marker-start-width="0.356cm" draw:marker-end="Arrow" draw:marker-end-width="0.356cm" draw:textarea-vertical-align="middle" fo:padding-top="0.176cm" fo:padding-bottom="0.176cm" fo:padding-left="0.301cm" fo:padding-right="0.301cm"/>
    </style:style>
    <style:style style:name="gr31" style:family="graphic" style:parent-style-name="standard">
      <style:graphic-properties draw:stroke="dash" draw:stroke-dash="Fine_20_Dashed" svg:stroke-width="0.102cm" svg:stroke-color="#ff0000" draw:marker-start-width="0.356cm" draw:marker-end-width="0.356cm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6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1.6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1.68cm"/>
    </style:style>
    <style:style style:name="gr35" style:family="graphic" style:parent-style-name="objectwithoutfill">
      <style:graphic-properties draw:stroke="dash" draw:stroke-dash="Ultrafine_20_Dashed" svg:stroke-width="0.102cm" svg:stroke-color="#0000ff" draw:marker-start-width="0.356cm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color="#000000" fo:font-weight="bold" style:font-weight-asian="bold" style:font-weight-complex="bold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color="#0000ff"/>
    </style:style>
    <style:style style:name="P8" style:family="paragraph"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center"/>
      <style:text-properties fo:color="#000000" fo:font-size="14pt" style:font-size-asian="15pt" style:font-size-complex="15pt"/>
    </style:style>
    <style:style style:name="P13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4" style:family="paragraph">
      <style:paragraph-properties fo:text-align="end"/>
    </style:style>
    <style:style style:name="P15" style:family="paragraph">
      <style:text-properties fo:color="#000000" fo:font-weight="bold" style:font-weight-asian="bold" style:font-weight-complex="bold"/>
    </style:style>
    <style:style style:name="P16" style:family="paragraph">
      <style:text-properties fo:color="#ff0000"/>
    </style:style>
    <style:style style:name="P17" style:family="paragraph">
      <style:text-properties fo:color="#0000ff" fo:font-size="14pt" style:font-size-asian="14pt" style:font-size-complex="14pt"/>
    </style:style>
    <style:style style:name="T1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ff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4pt" style:font-size-asian="15pt" style:font-size-complex="15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ff" fo:font-size="13pt" fo:font-weight="bold" style:font-size-asian="13pt" style:font-weight-asian="bold" style:font-size-complex="13pt" style:font-weight-complex="bold"/>
    </style:style>
    <style:style style:name="T1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ff0000"/>
    </style:style>
    <style:style style:name="T16" style:family="text">
      <style:text-properties fo:color="#0000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3.237cm" svg:y1="9.576cm" svg:x2="4.507cm" svg:y2="9.576cm">
          <text:p/>
        </draw:line>
        <draw:custom-shape draw:style-name="gr2" draw:text-style-name="P4" xml:id="id3" draw:id="id3" draw:layer="layout" svg:width="3.494cm" svg:height="6.058cm" svg:x="4.558cm" svg:y="9.233cm">
          <text:p text:style-name="P2"><text:span text:style-name="T1">Endereço</text:span></text:p>
          <text:p text:style-name="P2"><text:span text:style-name="T1"/></text:p>
          <text:p text:style-name="P2"><text:span text:style-name="T2"/></text:p>
          <text:p text:style-name="P2"><text:span text:style-name="T2"/></text:p>
          <text:p text:style-name="P2"><text:span text:style-name="T1"><text:s text:c="4"/></text:span><text:span text:style-name="T1">Instrução</text:span></text:p>
          <text:p text:style-name="P3"><text:span text:style-name="T1"/></text:p>
          <text:p text:style-name="P3"><text:span text:style-name="T1"><text:s/></text:span><text:span text:style-name="T3">MEMÓRIA</text:span></text:p>
          <text:p text:style-name="P3"><text:span text:style-name="T3">DE</text:span></text:p>
          <text:p text:style-name="P3"><text:span text:style-name="T3">INSTR.</text:span></text:p>
          <text:p text:style-name="P2"><text:span text:style-name="T3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1" draw:text-style-name="P1" xml:id="id22" draw:id="id22" draw:layer="layout" svg:x1="1.067cm" svg:y1="9.504cm" svg:x2="1.907cm" svg:y2="9.504cm">
          <text:p/>
        </draw:line>
        <draw:custom-shape draw:style-name="gr3" draw:text-style-name="P5" xml:id="id43" draw:id="id43" draw:layer="layout" svg:width="1.27cm" svg:height="2.078cm" svg:x="1.932cm" svg:y="8.641cm">
          <text:p text:style-name="P1"><text:span text:style-name="T4">PC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35cm" svg:height="0.444cm" draw:transform="rotate (-3.14159265358979) translate (2.591cm 9.10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xml:id="id2" draw:id="id2" draw:layer="layout" svg:x1="3.861cm" svg:y1="0.864cm" svg:x2="5.258cm" svg:y2="0.864cm">
          <text:p/>
        </draw:line>
        <draw:connector draw:style-name="gr5" draw:text-style-name="P1" draw:layer="layout" draw:type="line" draw:line-skew="0.508cm" svg:x1="3.872cm" svg:y1="9.576cm" svg:x2="3.861cm" svg:y2="0.864cm" draw:start-shape="id1" draw:start-glue-point="0" draw:end-shape="id2" draw:end-glue-point="3" svg:d="M3872 9576l-11-8712" svg:viewBox="0 0 12 8713">
          <text:p/>
        </draw:connector>
        <draw:g>
          <draw:line draw:style-name="gr1" draw:text-style-name="P1" draw:layer="layout" svg:x1="4.361cm" svg:y1="3.214cm" svg:x2="5.25cm" svg:y2="3.214cm">
            <text:p/>
          </draw:line>
          <draw:frame draw:style-name="gr6" draw:layer="layout" svg:width="0.853cm" svg:height="0.962cm" svg:x="3.742cm" svg:y="2.823cm">
            <draw:text-box>
              <text:p>1</text:p>
            </draw:text-box>
          </draw:frame>
        </draw:g>
        <draw:line draw:style-name="gr1" draw:text-style-name="P1" draw:layer="layout" svg:x1="7.533cm" svg:y1="1.976cm" svg:x2="25.451cm" svg:y2="1.956cm">
          <text:p/>
        </draw:line>
        <draw:custom-shape draw:style-name="gr3" draw:text-style-name="P6" draw:layer="layout" svg:width="1.905cm" svg:height="1.711cm" svg:x="20.505cm" svg:y="2.15cm">
          <text:p text:style-name="P1"><text:span text:style-name="T5">Exten-</text:span></text:p>
          <text:p text:style-name="P1"><text:span text:style-name="T5">sor de </text:span></text:p>
          <text:p text:style-name="P1"><text:span text:style-name="T5">sin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-0.491cm" svg:x1="8.052cm" svg:y1="12.262cm" svg:x2="8.677cm" svg:y2="12.067cm" draw:start-shape="id3" draw:start-glue-point="1" draw:end-shape="id4" svg:d="M8052 12262h635v-195h-10" svg:viewBox="0 0 636 196">
          <text:p/>
        </draw:connector>
        <draw:line draw:style-name="gr8" draw:text-style-name="P1" xml:id="id11" draw:id="id11" draw:layer="layout" svg:x1="8.662cm" svg:y1="13.132cm" svg:x2="9.678cm" svg:y2="13.132cm">
          <text:p/>
        </draw:line>
        <draw:line draw:style-name="gr8" draw:text-style-name="P1" xml:id="id4" draw:id="id4" draw:layer="layout" svg:x1="8.677cm" svg:y1="8.511cm" svg:x2="8.677cm" svg:y2="15.623cm">
          <text:p/>
        </draw:line>
        <draw:line draw:style-name="gr8" draw:text-style-name="P1" xml:id="id9" draw:id="id9" draw:layer="layout" svg:x1="8.651cm" svg:y1="10.81cm" svg:x2="9.667cm" svg:y2="10.81cm">
          <text:p/>
        </draw:line>
        <draw:custom-shape draw:style-name="gr9" draw:text-style-name="P7" xml:id="id49" draw:id="id49" draw:layer="layout" svg:width="1.505cm" svg:height="5.715cm" svg:x="9.94cm" svg:y="2.591cm">
          <text:p text:style-name="P1"><text:span text:style-name="T6">Con-</text:span></text:p>
          <text:p text:style-name="P1"><text:span text:style-name="T6">tro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xml:id="id6" draw:id="id6" draw:layer="layout" svg:x1="9.104cm" svg:y1="7.037cm" svg:x2="10.011cm" svg:y2="7.037cm">
          <text:p/>
        </draw:line>
        <draw:connector draw:style-name="gr7" draw:text-style-name="P1" draw:layer="layout" draw:line-skew="0.437cm" svg:x1="8.751cm" svg:y1="8.511cm" svg:x2="9.557cm" svg:y2="7.037cm" draw:start-shape="id5" draw:start-glue-point="2" draw:end-shape="id6" draw:end-glue-point="2" svg:d="M8751 8511h-64v-1474h870" svg:viewBox="0 0 871 1475">
          <text:p/>
        </draw:connector>
        <draw:frame draw:style-name="gr6" draw:text-style-name="P8" draw:layer="layout" svg:width="2.03cm" svg:height="0.729cm" svg:x="8.097cm" svg:y="6.193cm">
          <draw:text-box>
            <text:p><text:span text:style-name="T5">[7-5],[0]</text:span></text:p>
          </draw:text-box>
        </draw:frame>
        <draw:frame draw:style-name="gr6" draw:text-style-name="P8" draw:layer="layout" svg:width="1.395cm" svg:height="0.729cm" svg:x="8.497cm" svg:y="7.794cm">
          <draw:text-box>
            <text:p><text:span text:style-name="T5">[4-0]</text:span></text:p>
          </draw:text-box>
        </draw:frame>
        <draw:connector draw:style-name="gr7" draw:text-style-name="P1" xml:id="id5" draw:id="id5" draw:layer="layout" draw:line-skew="1.234cm" svg:x1="8.751cm" svg:y1="8.511cm" svg:x2="19.393cm" svg:y2="2.785cm" draw:end-shape="id7" draw:end-glue-point="3" svg:d="M8751 8511h6305v-5726h4337" svg:viewBox="0 0 10643 5727">
          <text:p/>
        </draw:connector>
        <draw:g>
          <draw:g>
            <draw:line draw:style-name="gr1" draw:text-style-name="P1" xml:id="id7" draw:id="id7" draw:layer="layout" svg:x1="19.393cm" svg:y1="2.785cm" svg:x2="20.472cm" svg:y2="2.785cm">
              <text:p/>
            </draw:line>
            <draw:line draw:style-name="gr8" draw:text-style-name="P1" draw:layer="layout" svg:x1="19.609cm" svg:y1="2.531cm" svg:x2="19.825cm" svg:y2="3.039cm">
              <text:p/>
            </draw:line>
          </draw:g>
          <draw:frame draw:style-name="gr10" draw:text-style-name="P9" draw:layer="layout" svg:width="0.857cm" svg:height="0.763cm" svg:x="19.393cm" svg:y="1.85cm">
            <draw:text-box>
              <text:p><text:span text:style-name="T7">5</text:span></text:p>
            </draw:text-box>
          </draw:frame>
        </draw:g>
        <draw:g>
          <draw:line draw:style-name="gr1" draw:text-style-name="P1" draw:layer="layout" svg:x1="22.468cm" svg:y1="2.858cm" svg:x2="23.901cm" svg:y2="2.893cm">
            <text:p/>
          </draw:line>
          <draw:line draw:style-name="gr8" draw:text-style-name="P1" draw:layer="layout" svg:x1="22.913cm" svg:y1="2.63cm" svg:x2="23.128cm" svg:y2="3.138cm">
            <text:p/>
          </draw:line>
          <draw:frame draw:style-name="gr11" draw:text-style-name="P9" draw:layer="layout" svg:width="0.642cm" svg:height="0.937cm" svg:x="22.613cm" svg:y="1.951cm">
            <draw:text-box>
              <text:p><text:span text:style-name="T7">8</text:span></text:p>
            </draw:text-box>
          </draw:frame>
        </draw:g>
        <draw:custom-shape draw:style-name="gr3" draw:text-style-name="P10" xml:id="id8" draw:id="id8" draw:layer="layout" svg:width="1.905cm" svg:height="1.702cm" svg:x="12.104cm" svg:y="16.449cm">
          <text:p text:style-name="P1"><text:span text:style-name="T8">Exten-</text:span></text:p>
          <text:p text:style-name="P1"><text:span text:style-name="T8">sor de </text:span></text:p>
          <text:p text:style-name="P1"><text:span text:style-name="T8">sina</text:span><text:span text:style-name="T9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1" draw:layer="layout" svg:x1="11.147cm" svg:y1="17.058cm" svg:x2="11.401cm" svg:y2="17.566cm">
            <text:p/>
          </draw:line>
          <draw:frame draw:style-name="gr6" draw:text-style-name="P9" draw:layer="layout" svg:width="0.756cm" svg:height="0.763cm" svg:x="10.892cm" svg:y="16.451cm">
            <draw:text-box>
              <text:p><text:span text:style-name="T7">3</text:span></text:p>
            </draw:text-box>
          </draw:frame>
        </draw:g>
        <draw:frame draw:style-name="gr12" draw:text-style-name="P8" draw:layer="layout" svg:width="1.395cm" svg:height="1.521cm" svg:x="8.478cm" svg:y="16.636cm">
          <draw:text-box>
            <text:p><text:span text:style-name="T5">[2-0]</text:span></text:p>
          </draw:text-box>
        </draw:frame>
        <draw:connector draw:style-name="gr13" draw:text-style-name="P1" draw:layer="layout" draw:line-skew="-1.703cm" svg:x1="8.677cm" svg:y1="15.623cm" svg:x2="12.104cm" svg:y2="17.3cm" draw:start-shape="id4" draw:start-glue-point="2" draw:end-shape="id8" draw:end-glue-point="6" svg:d="M8677 15623h10v1677h3417" svg:viewBox="0 0 3428 1678">
          <text:p/>
        </draw:connector>
        <draw:custom-shape draw:style-name="gr14" draw:text-style-name="P12" xml:id="id45" draw:id="id45" draw:layer="layout" svg:width="3.683cm" svg:height="6.477cm" svg:x="10.81cm" svg:y="8.892cm">
          <text:p text:style-name="P11"><text:span text:style-name="T10">Reg.</text:span></text:p>
          <text:p text:style-name="P11"><text:span text:style-name="T10">Lido 2</text:span></text:p>
          <text:p text:style-name="P11"><text:span text:style-name="T11"><text:s text:c="14"/></text:span><text:span text:style-name="T11">Dado 2</text:span></text:p>
          <text:p text:style-name="P11"><text:span text:style-name="T10">Reg.</text:span></text:p>
          <text:p text:style-name="P11"><text:span text:style-name="T10">Lido 1</text:span></text:p>
          <text:p text:style-name="P11"><text:span text:style-name="T10"><text:s text:c="14"/></text:span><text:span text:style-name="T10">Dado 1</text:span></text:p>
          <text:p text:style-name="P11"><text:span text:style-name="T10">Reg.</text:span></text:p>
          <text:p text:style-name="P11"><text:span text:style-name="T10">Escr.</text:span></text:p>
          <text:p text:style-name="P11"><text:span text:style-name="T12"><text:s text:c="2"/></text:span><text:span text:style-name="T12">Registr.</text:span></text:p>
          <text:p text:style-name="P11"><text:span text:style-name="T10">Dado</text:span></text:p>
          <text:p text:style-name="P11"><text:span text:style-name="T10">Escr.</text:span></text:p>
          <draw:enhanced-geometry svg:viewBox="0 0 21600 21600" draw:type="rectangle" draw:enhanced-path="M 0 0 L 21600 0 21600 21600 0 21600 0 0 Z N"/>
        </draw:custom-shape>
        <draw:line draw:style-name="gr1" draw:text-style-name="P1" xml:id="id10" draw:id="id10" draw:layer="layout" svg:x1="10.048cm" svg:y1="9.2cm" svg:x2="10.704cm" svg:y2="9.226cm">
          <text:p/>
        </draw:line>
        <draw:connector draw:style-name="gr7" draw:text-style-name="P1" draw:layer="layout" draw:line-skew="0.713cm 0.156cm" svg:x1="9.667cm" svg:y1="10.81cm" svg:x2="10.048cm" svg:y2="9.213cm" draw:start-shape="id9" draw:start-glue-point="1" draw:end-shape="id10" draw:end-glue-point="3" svg:d="M9667 10810v-13h36v-1584h345" svg:viewBox="0 0 382 1598">
          <text:p/>
        </draw:connector>
        <draw:frame draw:style-name="gr15" draw:text-style-name="P8" draw:layer="layout" svg:width="1.395cm" svg:height="0.729cm" svg:x="8.479cm" svg:y="10.137cm">
          <draw:text-box>
            <text:p><text:span text:style-name="T5">[2-1]</text:span></text:p>
          </draw:text-box>
        </draw:frame>
        <draw:custom-shape draw:style-name="gr16" draw:text-style-name="P13" xml:id="id14" draw:id="id14" draw:layer="layout" svg:width="0.635cm" svg:height="2.491cm" svg:x="23.732cm" svg:y="13.012cm">
          <text:p text:style-name="P1"><text:span text:style-name="T7">0 <text:s text:c="2"/>MUX</text:span></text:p>
          <text:p text:style-name="P1"><text:span text:style-name="T7">1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12" draw:id="id12" draw:layer="layout" svg:x1="10.046cm" svg:y1="11.371cm" svg:x2="10.703cm" svg:y2="11.371cm">
          <text:p/>
        </draw:line>
        <draw:line draw:style-name="gr1" draw:text-style-name="P1" draw:layer="layout" svg:x1="9.954cm" svg:y1="13.151cm" svg:x2="10.806cm" svg:y2="13.151cm">
          <text:p/>
        </draw:line>
        <draw:line draw:style-name="gr1" draw:text-style-name="P1" xml:id="id15" draw:id="id15" draw:layer="layout" svg:x1="10.045cm" svg:y1="14.674cm" svg:x2="10.701cm" svg:y2="14.7cm">
          <text:p/>
        </draw:line>
        <draw:connector draw:style-name="gr7" draw:text-style-name="P1" draw:layer="layout" draw:line-skew="0.817cm" svg:x1="9.678cm" svg:y1="13.132cm" svg:x2="10.046cm" svg:y2="11.371cm" draw:start-shape="id11" draw:start-glue-point="1" draw:end-shape="id12" draw:end-glue-point="3" svg:d="M9678 13132v11h368v-1772" svg:viewBox="0 0 369 1773">
          <text:p/>
        </draw:connector>
        <draw:connector draw:style-name="gr7" draw:text-style-name="P1" draw:layer="layout" svg:x1="9.875cm" svg:y1="12.802cm" svg:x2="9.875cm" svg:y2="12.802cm" draw:start-shape="id13" draw:start-glue-point="1" draw:end-shape="id13" svg:d="M9875 12802z" svg:viewBox="0 0 1 1">
          <text:p/>
        </draw:connector>
        <draw:frame draw:style-name="gr17" draw:text-style-name="P8" xml:id="id13" draw:id="id13" draw:layer="layout" svg:width="1.395cm" svg:height="0.729cm" svg:x="8.48cm" svg:y="12.438cm">
          <draw:text-box>
            <text:p><text:span text:style-name="T5">[4-3]</text:span></text:p>
          </draw:text-box>
        </draw:frame>
        <draw:line draw:style-name="gr18" draw:text-style-name="P1" xml:id="id32" draw:id="id32" draw:layer="layout" svg:x1="12.508cm" svg:y1="8.433cm" svg:x2="12.508cm" svg:y2="8.863cm">
          <text:p/>
        </draw:line>
        <draw:connector draw:style-name="gr7" draw:text-style-name="P1" draw:layer="layout" draw:line-skew="0cm 4.24cm 0.413cm" svg:x1="24.367cm" svg:y1="14.257cm" svg:x2="10.045cm" svg:y2="14.687cm" draw:start-shape="id14" draw:start-glue-point="1" draw:end-shape="id15" draw:end-glue-point="3" svg:d="M24367 14257h501v5987h-14911v-5557h88" svg:viewBox="0 0 14912 5988">
          <text:p/>
        </draw:connector>
        <draw:line draw:style-name="gr1" draw:text-style-name="P1" xml:id="id27" draw:id="id27" draw:layer="layout" svg:x1="22.911cm" svg:y1="13.386cm" svg:x2="23.722cm" svg:y2="13.412cm">
          <text:p/>
        </draw:line>
        <draw:line draw:style-name="gr1" draw:text-style-name="P1" draw:layer="layout" svg:x1="15.861cm" svg:y1="9.714cm" svg:x2="16.623cm" svg:y2="9.714cm">
          <text:p/>
        </draw:line>
        <draw:frame draw:style-name="gr6" draw:layer="layout" svg:width="0.853cm" svg:height="0.962cm" svg:x="15.242cm" svg:y="9.323cm">
          <draw:text-box>
            <text:p>0</text:p>
          </draw:text-box>
        </draw:frame>
        <draw:custom-shape draw:style-name="gr16" draw:text-style-name="P13" draw:layer="layout" svg:width="1.229cm" svg:height="2.491cm" svg:x="16.674cm" svg:y="8.482cm">
          <text:p text:style-name="P1"><text:span text:style-name="T7">0 <text:s text:c="6"/></text:span></text:p>
          <text:p text:style-name="P1"><text:span text:style-name="T7">M</text:span></text:p>
          <text:p text:style-name="P11"><text:span text:style-name="T7">1 U</text:span></text:p>
          <text:p text:style-name="P1"><text:span text:style-name="T7">X</text:span></text:p>
          <text:p text:style-name="P11"><text:span text:style-name="T7">2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16" draw:id="id16" draw:layer="layout" svg:x1="15.761cm" svg:y1="8.664cm" svg:x2="16.65cm" svg:y2="8.664cm">
          <text:p/>
        </draw:line>
        <draw:connector draw:style-name="gr7" draw:text-style-name="P1" draw:layer="layout" draw:line-skew="0.202cm" svg:x1="14.009cm" svg:y1="17.3cm" svg:x2="15.761cm" svg:y2="8.664cm" draw:start-shape="id8" draw:start-glue-point="10" draw:end-shape="id16" draw:end-glue-point="3" svg:d="M14009 17300h1078v-8636h674" svg:viewBox="0 0 1753 8637">
          <text:p/>
        </draw:connector>
        <draw:line draw:style-name="gr1" draw:text-style-name="P1" xml:id="id18" draw:id="id18" draw:layer="layout" svg:x1="15.672cm" svg:y1="10.719cm" svg:x2="16.65cm" svg:y2="10.714cm">
          <text:p/>
        </draw:line>
        <draw:line draw:style-name="gr8" draw:text-style-name="P1" xml:id="id17" draw:id="id17" draw:layer="layout" svg:x1="14.492cm" svg:y1="10.186cm" svg:x2="15.292cm" svg:y2="10.186cm">
          <text:p/>
        </draw:line>
        <draw:line draw:style-name="gr8" draw:text-style-name="P1" xml:id="id19" draw:id="id19" draw:layer="layout" svg:x1="14.491cm" svg:y1="11.849cm" svg:x2="14.643cm" svg:y2="11.823cm">
          <text:p/>
        </draw:line>
        <draw:line draw:style-name="gr1" draw:text-style-name="P1" xml:id="id20" draw:id="id20" draw:layer="layout" svg:x1="17.461cm" svg:y1="12.644cm" svg:x2="18.848cm" svg:y2="12.644cm">
          <text:p/>
        </draw:line>
        <draw:connector draw:style-name="gr7" draw:text-style-name="P1" draw:layer="layout" draw:line-skew="1.034cm 1.3cm" svg:x1="15.292cm" svg:y1="10.186cm" svg:x2="15.672cm" svg:y2="10.716cm" draw:start-shape="id17" draw:start-glue-point="1" draw:end-shape="id18" draw:end-glue-point="3" svg:d="M15292 10186v533h-1v-3h381" svg:viewBox="0 0 382 534">
          <text:p/>
        </draw:connector>
        <draw:connector draw:style-name="gr7" draw:text-style-name="P1" xml:id="id24" draw:id="id24" draw:layer="layout" draw:line-skew="-1.269cm" svg:x1="14.643cm" svg:y1="11.836cm" svg:x2="17.461cm" svg:y2="12.644cm" draw:start-shape="id19" draw:start-glue-point="1" draw:end-shape="id20" draw:end-glue-point="3" svg:d="M14643 11836h140v808h2678" svg:viewBox="0 0 2819 809">
          <text:p/>
        </draw:connector>
        <draw:line draw:style-name="gr1" draw:text-style-name="P1" draw:layer="layout" svg:x1="17.914cm" svg:y1="9.781cm" svg:x2="18.903cm" svg:y2="9.83cm">
          <text:p/>
        </draw:line>
        <draw:line draw:style-name="gr18" draw:text-style-name="P1" xml:id="id36" draw:id="id36" draw:layer="layout" svg:x1="20.045cm" svg:y1="8.264cm" svg:x2="20.045cm" svg:y2="9.661cm">
          <text:p/>
        </draw:line>
        <draw:line draw:style-name="gr18" draw:text-style-name="P1" xml:id="id38" draw:id="id38" draw:layer="layout" svg:x1="24.04cm" svg:y1="12.617cm" svg:x2="24.043cm" svg:y2="13.061cm">
          <text:p/>
        </draw:line>
        <draw:connector draw:style-name="gr7" draw:text-style-name="P1" draw:layer="layout" draw:line-skew="0.101cm -6.447cm" svg:x1="27.643cm" svg:y1="2.563cm" svg:x2="1.067cm" svg:y2="9.504cm" draw:start-shape="id21" draw:start-glue-point="5" draw:end-shape="id22" draw:end-glue-point="3" svg:d="M27643 2563h602v-2258h-27178v9199" svg:viewBox="0 0 27179 9200">
          <text:p/>
        </draw:connector>
        <draw:connector draw:style-name="gr7" draw:text-style-name="P1" draw:layer="layout" draw:line-skew="-2.729cm" svg:x1="15.761cm" svg:y1="8.664cm" svg:x2="16.18cm" svg:y2="3.236cm" draw:start-shape="id16" draw:start-glue-point="3" draw:end-shape="id23" draw:end-glue-point="3" svg:d="M15761 8664v-5443h419v15" svg:viewBox="0 0 420 5444">
          <text:p/>
        </draw:connector>
        <draw:connector draw:style-name="gr7" draw:text-style-name="P1" draw:layer="layout" draw:line-skew="0.641cm" svg:x1="14.783cm" svg:y1="12.24cm" svg:x2="17.443cm" svg:y2="19.445cm" draw:start-shape="id24" draw:start-glue-point="0" draw:end-shape="id25" draw:end-glue-point="3" svg:d="M14783 12240v7205h2660" svg:viewBox="0 0 2661 7206">
          <text:p/>
        </draw:connector>
        <draw:line draw:style-name="gr8" draw:text-style-name="P1" xml:id="id26" draw:id="id26" draw:layer="layout" svg:x1="22.141cm" svg:y1="11.862cm" svg:x2="22.784cm" svg:y2="11.862cm">
          <text:p/>
        </draw:line>
        <draw:connector draw:style-name="gr7" draw:text-style-name="P1" draw:layer="layout" draw:line-skew="0cm 0.374cm" svg:x1="22.784cm" svg:y1="11.862cm" svg:x2="22.911cm" svg:y2="13.399cm" draw:start-shape="id26" draw:start-glue-point="1" draw:end-shape="id27" draw:end-glue-point="3" svg:d="M22784 11862v693 844h127" svg:viewBox="0 0 128 1538">
          <text:p/>
        </draw:connector>
        <draw:custom-shape draw:style-name="gr19" draw:text-style-name="P4" draw:layer="layout" svg:width="3.937cm" svg:height="6.477cm" svg:x="18.212cm" svg:y="13.486cm">
          <text:p text:style-name="P2"><text:span text:style-name="T1">Endereço</text:span></text:p>
          <text:p text:style-name="P2"><text:span text:style-name="T1"/></text:p>
          <text:p text:style-name="P2"><text:span text:style-name="T1"><text:s text:c="6"/></text:span><text:span text:style-name="T1">Dado lido</text:span></text:p>
          <text:p text:style-name="P2"><text:span text:style-name="T1"/></text:p>
          <text:p text:style-name="P3"><text:span text:style-name="T3">MEMÓRIA</text:span></text:p>
          <text:p text:style-name="P3"><text:span text:style-name="T3">DE</text:span></text:p>
          <text:p text:style-name="P3"><text:span text:style-name="T3">DADOS</text:span></text:p>
          <text:p text:style-name="P2"><text:span text:style-name="T1"/></text:p>
          <text:p text:style-name="P2"><text:span text:style-name="T1">Dado Escr.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75cm" svg:height="2.159cm" draw:transform="rotate (1.5707963267949) translate (5.385cm 3.65cm)">
          <text:p text:style-name="P1"><text:span text:style-name="T4">SOMA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5" xml:id="id21" draw:id="id21" draw:layer="layout" svg:width="3.175cm" svg:height="2.159cm" draw:transform="rotate (1.5707963267949) translate (25.484cm 4.149cm)">
          <text:p text:style-name="P1"><text:span text:style-name="T4">SOMA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5" draw:layer="layout" svg:width="3.826cm" svg:height="3.258cm" draw:transform="rotate (1.5707963267949) translate (18.883cm 13.14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265.952443166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xml:id="id25" draw:id="id25" draw:layer="layout" svg:x1="17.443cm" svg:y1="19.445cm" svg:x2="18.1cm" svg:y2="19.445cm">
          <text:p/>
        </draw:line>
        <draw:connector draw:style-name="gr7" draw:text-style-name="P1" draw:layer="layout" svg:x1="15.292cm" svg:y1="10.186cm" svg:x2="17.443cm" svg:y2="13.803cm" draw:start-shape="id17" draw:start-glue-point="1" draw:end-shape="id28" draw:end-glue-point="3" svg:d="M15292 10186v1734h2151v1883" svg:viewBox="0 0 2152 3618">
          <text:p/>
        </draw:connector>
        <draw:line draw:style-name="gr1" draw:text-style-name="P1" xml:id="id28" draw:id="id28" draw:layer="layout" svg:x1="17.443cm" svg:y1="13.803cm" svg:x2="18.1cm" svg:y2="13.803cm">
          <text:p/>
        </draw:line>
        <draw:line draw:style-name="gr1" draw:text-style-name="P1" draw:layer="layout" svg:x1="22.149cm" svg:y1="15.291cm" svg:x2="23.721cm" svg:y2="15.267cm">
          <text:p/>
        </draw:line>
        <draw:frame draw:style-name="gr6" draw:text-style-name="P9" draw:layer="layout" svg:width="2.712cm" svg:height="1.787cm" svg:x="19.625cm" svg:y="10.284cm">
          <draw:text-box>
            <text:p text:style-name="P14"><text:span text:style-name="T13">Zero</text:span></text:p>
            <text:p><text:span text:style-name="T7"/></text:p>
            <text:p text:style-name="P14"><text:span text:style-name="T14">Resultado</text:span></text:p>
          </draw:text-box>
        </draw:frame>
        <draw:frame draw:style-name="gr21" draw:text-style-name="P15" draw:layer="layout" svg:width="1.356cm" svg:height="0.762cm" draw:transform="rotate (1.5707963267949) translate (18.955cm 11.619cm)">
          <draw:text-box>
            <text:p><text:span text:style-name="T4">ULA</text:span></text:p>
          </draw:text-box>
        </draw:frame>
        <draw:line draw:style-name="gr1" draw:text-style-name="P1" draw:layer="layout" svg:x1="17.958cm" svg:y1="4.296cm" svg:x2="23.912cm" svg:y2="4.34cm">
          <text:p/>
        </draw:line>
        <draw:custom-shape draw:style-name="gr16" draw:text-style-name="P13" xml:id="id42" draw:id="id42" draw:layer="layout" svg:width="0.635cm" svg:height="2.491cm" svg:x="23.931cm" svg:y="2.311cm">
          <text:p text:style-name="P1"><text:span text:style-name="T7">1 <text:s text:c="2"/>MUX</text:span></text:p>
          <text:p text:style-name="P1"><text:span text:style-name="T7">0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23" draw:id="id23" draw:layer="layout" svg:x1="16.18cm" svg:y1="3.236cm" svg:x2="17.286cm" svg:y2="3.236cm">
          <text:p/>
        </draw:line>
        <draw:frame draw:style-name="gr22" draw:text-style-name="P1" xml:id="id29" draw:id="id29" draw:layer="layout" svg:width="1.216cm" svg:height="1.428cm" svg:x="24.854cm" svg:y="9.618cm">
          <draw:image xlink:href="Pictures/100000000000002E00000036485B1978.jpg" xlink:type="simple" xlink:show="embed" xlink:actuate="onLoad">
            <text:p/>
          </draw:image>
        </draw:frame>
        <draw:line draw:style-name="gr23" draw:text-style-name="P1" draw:layer="layout" svg:x1="22.149cm" svg:y1="10.692cm" svg:x2="24.943cm" svg:y2="10.719cm">
          <text:p/>
        </draw:line>
        <draw:line draw:style-name="gr24" draw:text-style-name="P1" xml:id="id40" draw:id="id40" draw:layer="layout" svg:x1="24.562cm" svg:y1="9.957cm" svg:x2="24.904cm" svg:y2="9.962cm">
          <text:p/>
        </draw:line>
        <draw:connector draw:style-name="gr25" draw:text-style-name="P1" draw:layer="layout" draw:line-skew="-0.103cm -2.048cm" svg:x1="26.07cm" svg:y1="10.332cm" svg:x2="17.647cm" svg:y2="5.501cm" draw:start-shape="id29" draw:start-glue-point="1" draw:end-shape="id30" draw:end-glue-point="2" svg:d="M26070 10332h397v-4820h-8820v-11" svg:viewBox="0 0 8821 4832">
          <text:p/>
        </draw:connector>
        <draw:custom-shape draw:style-name="gr4" draw:text-style-name="P1" draw:layer="layout" svg:width="0.635cm" svg:height="0.444cm" draw:transform="rotate (-3.14159265358979) translate (8.001cm 9.6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635cm" svg:height="0.444cm" draw:transform="rotate (-3.14159265358979) translate (14.3cm 9.33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635cm" svg:height="0.444cm" draw:transform="rotate (-3.14159265358979) translate (21.89cm 13.932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4" draw:text-style-name="P1" xml:id="id53" draw:id="id53" draw:layer="layout" svg:x1="22.141cm" svg:y1="18.091cm" svg:x2="28.753cm" svg:y2="18.091cm">
          <text:p/>
        </draw:line>
        <draw:line draw:style-name="gr24" draw:text-style-name="P1" xml:id="id50" draw:id="id50" draw:layer="layout" svg:x1="22.191cm" svg:y1="18.577cm" svg:x2="29.261cm" svg:y2="18.577cm">
          <text:p/>
        </draw:line>
        <draw:g>
          <draw:frame draw:style-name="gr26" draw:text-style-name="P9" draw:layer="layout" svg:width="0.87cm" svg:height="0.763cm" svg:x="14.065cm" svg:y="16.452cm">
            <draw:text-box>
              <text:p><text:span text:style-name="T7">8</text:span></text:p>
            </draw:text-box>
          </draw:frame>
          <draw:line draw:style-name="gr8" draw:text-style-name="P1" draw:layer="layout" svg:x1="14.27cm" svg:y1="17.029cm" svg:x2="14.562cm" svg:y2="17.537cm">
            <text:p/>
          </draw:line>
        </draw:g>
        <draw:line draw:style-name="gr18" draw:text-style-name="P1" xml:id="id34" draw:id="id34" draw:layer="layout" svg:x1="17.333cm" svg:y1="8.051cm" svg:x2="17.333cm" svg:y2="8.516cm">
          <text:p/>
        </draw:line>
        <draw:line draw:style-name="gr24" draw:text-style-name="P1" xml:id="id37" draw:id="id37" draw:layer="layout" svg:x1="11.441cm" svg:y1="5.81cm" svg:x2="13.259cm" svg:y2="5.831cm">
          <text:p/>
        </draw:line>
        <draw:line draw:style-name="gr24" draw:text-style-name="P1" xml:id="id51" draw:id="id51" draw:layer="layout" svg:x1="11.191cm" svg:y1="3.178cm" svg:x2="13.186cm" svg:y2="3.178cm">
          <text:p/>
        </draw:line>
        <draw:line draw:style-name="gr24" draw:text-style-name="P1" xml:id="id54" draw:id="id54" draw:layer="layout" svg:x1="11.341cm" svg:y1="3.835cm" svg:x2="13.767cm" svg:y2="3.861cm">
          <text:p/>
        </draw:line>
        <draw:line draw:style-name="gr24" draw:text-style-name="P1" xml:id="id31" draw:id="id31" draw:layer="layout" svg:x1="10.691cm" svg:y1="8.354cm" svg:x2="11.308cm" svg:y2="8.354cm">
          <text:p/>
        </draw:line>
        <draw:line draw:style-name="gr24" draw:text-style-name="P1" xml:id="id41" draw:id="id41" draw:layer="layout" svg:x1="11.39cm" svg:y1="4.492cm" svg:x2="14.402cm" svg:y2="4.496cm">
          <text:p/>
        </draw:line>
        <draw:line draw:style-name="gr24" draw:text-style-name="P1" xml:id="id39" draw:id="id39" draw:layer="layout" svg:x1="11.34cm" svg:y1="6.426cm" svg:x2="13.335cm" svg:y2="6.426cm">
          <text:p/>
        </draw:line>
        <draw:line draw:style-name="gr24" draw:text-style-name="P1" xml:id="id35" draw:id="id35" draw:layer="layout" svg:x1="11.29cm" svg:y1="7.083cm" svg:x2="13.59cm" svg:y2="7.083cm">
          <text:p/>
        </draw:line>
        <draw:line draw:style-name="gr24" draw:text-style-name="P1" xml:id="id33" draw:id="id33" draw:layer="layout" svg:x1="11.139cm" svg:y1="7.74cm" svg:x2="13.843cm" svg:y2="7.74cm">
          <text:p/>
        </draw:line>
        <draw:connector draw:style-name="gr27" draw:text-style-name="P1" draw:layer="layout" draw:line-skew="0.589cm" svg:x1="11.308cm" svg:y1="8.354cm" svg:x2="12.508cm" svg:y2="8.433cm" draw:start-shape="id31" draw:start-glue-point="1" draw:end-shape="id32" draw:end-glue-point="0" svg:d="M11308 8354h1189v79h11" svg:viewBox="0 0 1201 80">
          <text:p/>
        </draw:connector>
        <draw:connector draw:style-name="gr27" draw:text-style-name="P1" draw:layer="layout" draw:line-skew="1.735cm" svg:x1="13.843cm" svg:y1="7.74cm" svg:x2="17.333cm" svg:y2="8.051cm" draw:start-shape="id33" draw:start-glue-point="1" draw:end-shape="id34" draw:end-glue-point="0" svg:d="M13843 7740h3480v311h10" svg:viewBox="0 0 3491 312">
          <text:p/>
        </draw:connector>
        <draw:connector draw:style-name="gr27" draw:text-style-name="P1" draw:layer="layout" draw:line-skew="3.222cm" svg:x1="13.59cm" svg:y1="7.083cm" svg:x2="20.045cm" svg:y2="8.264cm" draw:start-shape="id35" draw:start-glue-point="1" draw:end-shape="id36" draw:end-glue-point="0" svg:d="M13590 7083h6450v1181h5" svg:viewBox="0 0 6456 1182">
          <text:p/>
        </draw:connector>
        <draw:connector draw:style-name="gr27" draw:text-style-name="P1" draw:layer="layout" draw:line-skew="5.404cm" svg:x1="13.259cm" svg:y1="5.82cm" svg:x2="24.041cm" svg:y2="12.617cm" draw:start-shape="id37" draw:start-glue-point="1" draw:end-shape="id38" draw:end-glue-point="0" svg:d="M13259 5820h10795v6797h-13" svg:viewBox="0 0 10796 6798">
          <text:p/>
        </draw:connector>
        <draw:connector draw:style-name="gr27" draw:text-style-name="P1" draw:layer="layout" draw:line-skew="3.835cm" svg:x1="13.335cm" svg:y1="6.426cm" svg:x2="24.562cm" svg:y2="9.959cm" draw:start-shape="id39" draw:start-glue-point="1" draw:end-shape="id40" draw:end-glue-point="3" svg:d="M13335 6426h9449v3533h1778" svg:viewBox="0 0 11228 3534">
          <text:p/>
        </draw:connector>
        <draw:connector draw:style-name="gr27" draw:text-style-name="P1" draw:layer="layout" draw:line-skew="-4.789cm -0.488cm" svg:x1="14.402cm" svg:y1="4.494cm" svg:x2="24.248cm" svg:y2="2.311cm" draw:start-shape="id41" draw:start-glue-point="1" draw:end-shape="id42" draw:end-glue-point="0" svg:d="M14402 4494v-3173h9846v990" svg:viewBox="0 0 9847 3174">
          <text:p/>
        </draw:connector>
        <draw:line draw:style-name="gr18" draw:text-style-name="P1" xml:id="id48" draw:id="id48" draw:layer="layout" svg:x1="2.957cm" svg:y1="8.182cm" svg:x2="2.957cm" svg:y2="8.612cm">
          <text:p/>
        </draw:line>
        <draw:line draw:style-name="gr28" draw:text-style-name="P1" xml:id="id46" draw:id="id46" draw:layer="layout" svg:x1="17.796cm" svg:y1="18.737cm" svg:x2="18.226cm" svg:y2="18.737cm">
          <text:p/>
        </draw:line>
        <draw:frame draw:style-name="gr6" draw:text-style-name="P16" xml:id="id44" draw:id="id44" draw:layer="layout" svg:width="2.619cm" svg:height="0.962cm" svg:x="1.257cm" svg:y="15.332cm">
          <draw:text-box>
            <text:p><text:span text:style-name="T15">RESET</text:span></text:p>
          </draw:text-box>
        </draw:frame>
        <draw:connector draw:style-name="gr29" draw:text-style-name="P1" draw:layer="layout" svg:x1="2.567cm" svg:y1="10.719cm" svg:x2="2.566cm" svg:y2="15.332cm" draw:start-shape="id43" draw:end-shape="id44" draw:end-glue-point="0" svg:d="M2567 10719v2307h-1v2306" svg:viewBox="0 0 2 4614">
          <text:p/>
        </draw:connector>
        <draw:connector draw:style-name="gr30" draw:text-style-name="P1" draw:layer="layout" svg:x1="3.876cm" svg:y1="15.813cm" svg:x2="12.651cm" svg:y2="15.369cm" draw:start-shape="id44" draw:start-glue-point="1" draw:end-shape="id45" draw:end-glue-point="2" svg:d="M3876 15813h3466v56h5309v-500" svg:viewBox="0 0 8776 501">
          <text:p/>
        </draw:connector>
        <draw:connector draw:style-name="gr31" draw:text-style-name="P1" draw:layer="layout" draw:line-skew="1.293cm" svg:x1="17.796cm" svg:y1="18.737cm" svg:x2="2.566cm" svg:y2="16.294cm" draw:start-shape="id46" draw:start-glue-point="3" draw:end-shape="id44" draw:end-glue-point="2" svg:d="M17796 18737v-17h-15230v-2426" svg:viewBox="0 0 15231 2444">
          <text:p/>
        </draw:connector>
        <draw:custom-shape draw:style-name="gr4" draw:text-style-name="P1" draw:layer="layout" svg:width="0.635cm" svg:height="0.444cm" draw:transform="rotate (-3.14159265358979) translate (0.989cm 20.3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layer="layout" svg:width="3.237cm" svg:height="0.962cm" svg:x="0.894cm" svg:y="19.69cm">
          <draw:text-box>
            <text:p>= CLOCK</text:p>
          </draw:text-box>
        </draw:frame>
        <draw:line draw:style-name="gr28" draw:text-style-name="P1" xml:id="id47" draw:id="id47" draw:layer="layout" svg:x1="9.545cm" svg:y1="4.286cm" svg:x2="9.975cm" svg:y2="4.286cm">
          <text:p/>
        </draw:line>
        <draw:connector draw:style-name="gr31" draw:text-style-name="P1" draw:layer="layout" draw:line-skew="-0.198cm" svg:x1="1.257cm" svg:y1="15.813cm" svg:x2="9.545cm" svg:y2="4.286cm" draw:start-shape="id44" draw:start-glue-point="3" draw:end-shape="id47" draw:end-glue-point="3" svg:d="M1257 15813h-698v-11527h8986" svg:viewBox="0 0 8987 11528">
          <text:p/>
        </draw:connector>
        <draw:connector draw:style-name="gr27" draw:text-style-name="P1" draw:layer="layout" draw:line-skew="-3.476cm" svg:x1="2.957cm" svg:y1="8.182cm" svg:x2="9.94cm" svg:y2="5.448cm" draw:start-shape="id48" draw:start-glue-point="0" draw:end-shape="id49" draw:end-glue-point="6" svg:d="M2957 8182h15v-2734h6968" svg:viewBox="0 0 6984 2735">
          <text:p/>
        </draw:connector>
        <draw:frame draw:style-name="gr6" draw:text-style-name="P17" draw:layer="layout" svg:width="2.022cm" svg:height="0.806cm" svg:x="8.052cm" svg:y="4.796cm">
          <draw:text-box>
            <text:p><text:span text:style-name="T16">EscPC</text:span></text:p>
          </draw:text-box>
        </draw:frame>
        <draw:frame draw:style-name="gr32" draw:text-style-name="P17" draw:layer="layout" svg:width="2.561cm" svg:height="0.806cm" svg:x="10.852cm" svg:y="2.396cm">
          <draw:text-box>
            <text:p><text:span text:style-name="T16">EscMEM</text:span></text:p>
          </draw:text-box>
        </draw:frame>
        <draw:frame draw:style-name="gr32" draw:text-style-name="P17" draw:layer="layout" svg:width="2.561cm" svg:height="0.806cm" svg:x="11.153cm" svg:y="3.096cm">
          <draw:text-box>
            <text:p><text:span text:style-name="T16">LerMEM</text:span></text:p>
          </draw:text-box>
        </draw:frame>
        <draw:frame draw:style-name="gr32" draw:text-style-name="P17" draw:layer="layout" svg:width="2.561cm" svg:height="0.806cm" svg:x="11.254cm" svg:y="3.796cm">
          <draw:text-box>
            <text:p><text:span text:style-name="T16">Ji</text:span></text:p>
          </draw:text-box>
        </draw:frame>
        <draw:frame draw:style-name="gr33" draw:text-style-name="P17" draw:layer="layout" svg:width="2.92cm" svg:height="0.806cm" svg:x="11.355cm" svg:y="5.031cm">
          <draw:text-box>
            <text:p><text:span text:style-name="T16">RegFonte</text:span></text:p>
          </draw:text-box>
        </draw:frame>
        <draw:frame draw:style-name="gr32" draw:text-style-name="P17" draw:layer="layout" svg:width="2.766cm" svg:height="0.806cm" svg:x="11.355cm" svg:y="5.696cm">
          <draw:text-box>
            <text:p><text:span text:style-name="T16">Beqz</text:span></text:p>
          </draw:text-box>
        </draw:frame>
        <draw:frame draw:style-name="gr34" draw:text-style-name="P17" draw:layer="layout" svg:width="2.766cm" svg:height="0.806cm" svg:x="11.255cm" svg:y="6.396cm">
          <draw:text-box>
            <text:p><text:span text:style-name="T16">ULAOp</text:span></text:p>
          </draw:text-box>
        </draw:frame>
        <draw:frame draw:style-name="gr32" draw:text-style-name="P17" draw:layer="layout" svg:width="2.766cm" svg:height="0.806cm" svg:x="11.155cm" svg:y="6.996cm">
          <draw:text-box>
            <text:p><text:span text:style-name="T16">ULAFonte</text:span></text:p>
          </draw:text-box>
        </draw:frame>
        <draw:frame draw:style-name="gr32" draw:text-style-name="P17" draw:layer="layout" svg:width="2.766cm" svg:height="0.806cm" svg:x="10.955cm" svg:y="7.696cm">
          <draw:text-box>
            <text:p><text:span text:style-name="T16">EscReg</text:span></text:p>
          </draw:text-box>
        </draw:frame>
        <draw:line draw:style-name="gr1" draw:text-style-name="P1" draw:layer="layout" svg:x1="24.689cm" svg:y1="3.48cm" svg:x2="25.451cm" svg:y2="3.48cm">
          <text:p/>
        </draw:line>
        <draw:g>
          <draw:line draw:style-name="gr1" draw:text-style-name="P1" draw:layer="layout" svg:x1="16.495cm" svg:y1="5.3cm" svg:x2="17.309cm" svg:y2="5.3cm">
            <text:p/>
          </draw:line>
          <draw:custom-shape draw:style-name="gr16" draw:text-style-name="P13" xml:id="id30" draw:id="id30" draw:layer="layout" svg:width="0.635cm" svg:height="2.491cm" svg:x="17.33cm" svg:y="3.01cm">
            <text:p text:style-name="P1"><text:span text:style-name="T7">1 <text:s text:c="2"/>MUX</text:span></text:p>
            <text:p text:style-name="P1"><text:span text:style-name="T7">0 <text:s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layer="layout" svg:width="0.853cm" svg:height="0.962cm" svg:x="15.843cm" svg:y="4.823cm">
            <draw:text-box>
              <text:p>0</text:p>
            </draw:text-box>
          </draw:frame>
        </draw:g>
        <draw:connector draw:style-name="gr35" draw:text-style-name="P1" xml:id="id52" draw:id="id52" draw:layer="layout" draw:type="lines" svg:x1="29.261cm" svg:y1="18.577cm" svg:x2="29.267cm" svg:y2="0.57cm" draw:start-shape="id50" draw:start-glue-point="1" svg:d="M29261 18577v-551l6-17456" svg:viewBox="0 0 7 18008">
          <text:p/>
        </draw:connector>
        <draw:connector draw:style-name="gr27" draw:text-style-name="P1" draw:layer="layout" draw:line-skew="0.49cm" svg:x1="13.186cm" svg:y1="3.178cm" svg:x2="29.267cm" svg:y2="0.57cm" draw:start-shape="id51" draw:start-glue-point="1" draw:end-shape="id52" draw:end-glue-point="3" svg:d="M13186 3178v-2669h16081v61" svg:viewBox="0 0 16082 2670">
          <text:p/>
        </draw:connector>
        <draw:connector draw:style-name="gr35" draw:text-style-name="P1" xml:id="id55" draw:id="id55" draw:layer="layout" draw:type="lines" svg:x1="28.753cm" svg:y1="18.091cm" svg:x2="28.738cm" svg:y2="0.814cm" draw:start-shape="id53" draw:start-glue-point="1" svg:d="M28753 18091v-551l-15-16726" svg:viewBox="0 0 16 17278">
          <text:p/>
        </draw:connector>
        <draw:connector draw:style-name="gr27" draw:text-style-name="P1" draw:layer="layout" draw:line-skew="-7.511cm" svg:x1="13.767cm" svg:y1="3.848cm" svg:x2="28.738cm" svg:y2="0.814cm" draw:start-shape="id54" draw:start-glue-point="1" draw:end-shape="id55" draw:end-glue-point="3" svg:d="M13767 3848h-25v-3034h14996" svg:viewBox="0 0 14997 3035">
          <text:p/>
        </draw:connector>
        <draw:custom-shape draw:style-name="gr4" draw:text-style-name="P1" draw:layer="layout" svg:width="0.635cm" svg:height="0.444cm" draw:transform="rotate (-3.14159265358979) translate (10.99cm 3.30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51cm" fo:margin-right="0.05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eus Ferreira</meta:initial-creator>
    <meta:creation-date>2012-05-24T16:21:36</meta:creation-date>
    <dc:date>2016-04-28T20:14:58.018286556</dc:date>
    <dc:creator>Mateus Ferreira</dc:creator>
    <meta:editing-duration>PT12H19M47S</meta:editing-duration>
    <meta:editing-cycles>82</meta:editing-cycles>
    <meta:generator>LibreOffice/4.2.8.2$Linux_X86_64 LibreOffice_project/420m0$Build-2</meta:generator>
    <meta:document-statistic meta:object-count="140"/>
  </office:meta>
</office:document-meta>
</file>